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A30000009039D1D8D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159cm" svg:stroke-color="#579d1c" draw:marker-start="Arrow" draw:marker-start-width="0.538cm" draw:marker-end="Arrow" draw:marker-end-width="0.538cm" draw:fill="solid" draw:fill-color="#579d1c" draw:opacity="100%" draw:textarea-vertical-align="middle" fo:padding-top="0.204cm" fo:padding-bottom="0.204cm" fo:padding-left="0.329cm" fo:padding-right="0.32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color="#579d1c" fo:font-size="80pt" style:font-size-asian="80pt" style:font-size-complex="80pt"/>
    </style:style>
    <style:style style:name="P2" style:family="paragraph">
      <style:text-properties fo:font-size="20pt"/>
    </style:style>
    <style:style style:name="P3" style:family="paragraph">
      <style:text-properties fo:color="#579d1c" fo:font-size="80pt" style:font-size-asian="80pt" style:font-size-complex="80pt"/>
    </style:style>
    <style:style style:name="P4" style:family="paragraph">
      <style:paragraph-properties fo:text-align="center"/>
    </style:style>
    <style:style style:name="T1" style:family="text">
      <style:text-properties fo:color="#579d1c"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5.6cm" svg:height="3.409cm" svg:x="6.6cm" svg:y="0.701cm">
          <draw:text-box>
            <text:p text:style-name="P1"><text:span text:style-name="T1">Introduction</text:span></text:p>
          </draw:text-box>
        </draw:frame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>
          <draw:text-box>
            <text:p>What is RobotCMS?</text:p>
            <text:p/>
            <text:p>Aim of the project?</text:p>
            <text:p/>
            <text:p>Its application?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8cm" svg:height="3.409cm" svg:x="5.2cm" svg:y="0.7cm">
          <draw:text-box>
            <text:p text:style-name="P3"><text:span text:style-name="T1">User Interface</text:span></text:p>
          </draw:text-box>
        </draw:frame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>
          <draw:text-box>
            <text:p>Simple, easy to use UI</text:p>
            <text:p/>
            <text:p>Admin interface</text:p>
            <text:p/>
            <text:p>No sign up page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8cm" svg:height="3.409cm" svg:x="5.2cm" svg:y="0.701cm">
          <draw:text-box>
            <text:p text:style-name="P3"><text:span text:style-name="T1">Django Server</text:span></text:p>
          </draw:text-box>
        </draw:frame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>
          <draw:text-box>
            <text:p>Logic behind the apps?</text:p>
            <text:p/>
            <text:p>Rendering UI</text:p>
            <text:p/>
            <text:p>Talking to ROS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6.2cm" svg:height="3.409cm" svg:x="6.6cm" svg:y="0.701cm">
          <draw:text-box>
            <text:p text:style-name="P3"><text:span text:style-name="T1">ROS Server</text:span></text:p>
          </draw:text-box>
        </draw:frame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Provides API to control robots</text:p>
            <text:p/>
            <text:p>Rospy</text:p>
            <text:p/>
            <text:p>A black box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26.6cm" svg:height="3.409cm" svg:x="0.8cm" svg:y="0.791cm">
          <draw:text-box>
            <text:p text:style-name="P3"><text:span text:style-name="T1">Django <text:s text:c="11"/>ROS</text:span></text:p>
          </draw:text-box>
        </draw:frame>
        <draw:connector draw:style-name="gr3" draw:text-style-name="P4" draw:layer="layout" draw:type="line" svg:x1="10.682cm" svg:y1="2.593cm" svg:x2="18.3cm" svg:y2="2.593cm" svg:d="M10682 2593h7618" svg:viewBox="0 0 7619 1">
          <text:p/>
        </draw:connector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>
          <draw:text-box>
            <text:p>What we see – Django</text:p>
            <text:p>Behind the scenes – ROS</text:p>
            <text:p/>
            <text:p>Django and ROS working in tandem</text:p>
            <text:p/>
            <text:p>Crux – communication between</text:p>
            <text:p>Django and ROS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draw:frame draw:style-name="Mgr3" draw:text-style-name="MP4" draw:layer="backgroundobjects" svg:width="9.6cm" svg:height="2.331cm" svg:x="19.2cm" svg:y="18.2cm">
        <draw:image xlink:href="Pictures/10000201000002A30000009039D1D8D6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4T01:06:46.900416056</meta:creation-date>
    <meta:generator>LibreOffice/4.2.6.3$Linux_X86_64 LibreOffice_project/420m0$Build-3</meta:generator>
    <dc:date>2014-10-14T18:29:09.783326425</dc:date>
    <meta:editing-duration>PT14H37M56S</meta:editing-duration>
    <meta:editing-cycles>6</meta:editing-cycles>
    <meta:document-statistic meta:object-count="48"/>
  </office:meta>
</office:document-meta>
</file>